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c60f" officeooo:paragraph-rsid="001439dc"/>
    </style:style>
    <style:style style:name="P2" style:family="paragraph" style:parent-style-name="Standard">
      <style:text-properties officeooo:rsid="001439dc" officeooo:paragraph-rsid="001439dc"/>
    </style:style>
    <style:style style:name="P3" style:family="paragraph" style:parent-style-name="Standard" style:list-style-name="L1">
      <style:text-properties officeooo:rsid="001439dc" officeooo:paragraph-rsid="001439dc"/>
    </style:style>
    <style:style style:name="P4" style:family="paragraph" style:parent-style-name="Standard" style:list-style-name="L1">
      <style:text-properties officeooo:rsid="001439dc" officeooo:paragraph-rsid="0015d198"/>
    </style:style>
    <style:style style:name="P5" style:family="paragraph" style:parent-style-name="Standard" style:list-style-name="L2">
      <style:text-properties officeooo:rsid="001439dc" officeooo:paragraph-rsid="001439dc"/>
    </style:style>
    <style:style style:name="P6" style:family="paragraph" style:parent-style-name="Standard" style:list-style-name="L3">
      <style:text-properties officeooo:rsid="001439dc" officeooo:paragraph-rsid="001439dc"/>
    </style:style>
    <style:style style:name="P7" style:family="paragraph" style:parent-style-name="Standard">
      <style:text-properties officeooo:rsid="001439dc" officeooo:paragraph-rsid="001439dc"/>
    </style:style>
    <style:style style:name="P8" style:family="paragraph" style:parent-style-name="Standard" style:list-style-name="L4">
      <style:text-properties officeooo:rsid="001439dc" officeooo:paragraph-rsid="0015d198"/>
    </style:style>
    <style:style style:name="P9" style:family="paragraph" style:parent-style-name="Standard" style:list-style-name="L5">
      <style:text-properties officeooo:rsid="001439dc" officeooo:paragraph-rsid="0015d198"/>
    </style:style>
    <style:style style:name="P10" style:family="paragraph" style:parent-style-name="Standard">
      <style:text-properties officeooo:rsid="001439dc" officeooo:paragraph-rsid="0015d198"/>
    </style:style>
    <style:style style:name="P11" style:family="paragraph" style:parent-style-name="Standard">
      <style:text-properties officeooo:rsid="0006c60f" officeooo:paragraph-rsid="0015d198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quitectura de computadores II – Quiz 1</text:p>
      <text:p text:style-name="P1"/>
      <text:p text:style-name="P1">Nombre: ___________________________</text:p>
      <text:p text:style-name="P1">Código ____________________________</text:p>
      <text:p text:style-name="P1"/>
      <text:p text:style-name="P2">1. Indique el decimal del siguiente número en representación complemento A2.</text:p>
      <text:p text:style-name="P2"/>
      <text:list xml:id="list6904341396522494396" text:style-name="L1">
        <text:list-item>
          <text:p text:style-name="P3">10001110 <text:s text:c="2"/>_______________</text:p>
        </text:list-item>
        <text:list-item>
          <text:p text:style-name="P3">01101111 <text:s text:c="3"/>_______________</text:p>
        </text:list-item>
      </text:list>
      <text:p text:style-name="P2"/>
      <text:p text:style-name="P2">2. Indique la representación en decimal de los siguientes números en representación complemento A2 de 7 bits</text:p>
      <text:p text:style-name="P2"/>
      <text:list xml:id="list6643198558295522635" text:style-name="L2">
        <text:list-item>
          <text:p text:style-name="P5">10 <text:s text:c="3"/>_______________ <text:s text:c="8"/></text:p>
        </text:list-item>
        <text:list-item>
          <text:p text:style-name="P5">25 <text:s text:c="3"/>_______________</text:p>
        </text:list-item>
      </text:list>
      <text:p text:style-name="P2"/>
      <text:p text:style-name="P2">3. La representación en complemento A2 tiene el problema que tiene dos representaciones de cero, maque con X la respuesta correcta.</text:p>
      <text:p text:style-name="P2"/>
      <text:list xml:id="list5247188527952914865" text:style-name="L3">
        <text:list-item>
          <text:p text:style-name="P6">Verdadero</text:p>
        </text:list-item>
        <text:list-item>
          <text:p text:style-name="P6">Falso</text:p>
        </text:list-item>
      </text:list>
      <text:p text:style-name="P2">__________________________________________________________________________________</text:p>
      <text:p text:style-name="P2"/>
      <text:p text:style-name="P11">Arquitectura de computadores II – Quiz 1</text:p>
      <text:p text:style-name="P11"/>
      <text:p text:style-name="P11">Nombre: ___________________________</text:p>
      <text:p text:style-name="P11">Código ____________________________</text:p>
      <text:p text:style-name="P11"/>
      <text:p text:style-name="P10">1. Indique el decimal del siguiente número en representación complemento A2.</text:p>
      <text:p text:style-name="P10"/>
      <text:list xml:id="list44116580878152" text:continue-list="list6904341396522494396" text:style-name="L1">
        <text:list-item>
          <text:p text:style-name="P4">10001110 <text:s text:c="2"/>_______________</text:p>
        </text:list-item>
        <text:list-item>
          <text:p text:style-name="P4">01101111 <text:s text:c="3"/>_______________</text:p>
        </text:list-item>
      </text:list>
      <text:p text:style-name="P10"/>
      <text:p text:style-name="P10">2. Indique la representación en decimal de los siguientes números en representación complemento A2 de 7 bits</text:p>
      <text:p text:style-name="P10"/>
      <text:list xml:id="list1662699589631557054" text:style-name="L4">
        <text:list-item>
          <text:p text:style-name="P8">10 <text:s text:c="3"/>_______________ <text:s text:c="8"/></text:p>
        </text:list-item>
        <text:list-item>
          <text:p text:style-name="P8">25 <text:s text:c="3"/>_______________</text:p>
        </text:list-item>
      </text:list>
      <text:p text:style-name="P10"/>
      <text:p text:style-name="P10">3. La representación en complemento A2 tiene el problema que tiene dos representaciones de cero, maque con X la respuesta correcta.</text:p>
      <text:p text:style-name="P10"/>
      <text:list xml:id="list1355362778685357855" text:style-name="L5">
        <text:list-item>
          <text:p text:style-name="P9">Verdadero</text:p>
        </text:list-item>
        <text:list-item>
          <text:p text:style-name="P9">Fals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2T04:36:12.737000000</meta:creation-date>
    <dc:date>2016-03-12T04:41:15.538000000</dc:date>
    <meta:editing-duration>PT3M11S</meta:editing-duration>
    <meta:editing-cycles>2</meta:editing-cycles>
    <meta:generator>LibreOffice/5.0.5.2$Windows_x86 LibreOffice_project/55b006a02d247b5f7215fc6ea0fde844b30035b3</meta:generator>
    <meta:document-statistic meta:table-count="0" meta:image-count="0" meta:object-count="0" meta:page-count="1" meta:paragraph-count="25" meta:word-count="151" meta:character-count="1192" meta:non-whitespace-character-count="1036"/>
  </office:meta>
</office:document-meta>
</file>